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7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8pt" style:font-name-asian="Arial" style:font-size-asian="8pt" style:font-size-complex="8p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font-name="Arial" fo:font-size="9pt" style:font-size-asian="9pt" style:font-size-complex="9pt"/>
    </style:style>
    <style:style style:name="ce3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located in lang/rascal/tests)</text:p>
          </table:table-cell>
          <table:table-cell table:style-name="ce9" table:number-columns-repeated="6"/>
          <table:table-cell table:style-name="ce15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5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5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76])" office:value-type="float" office:value="3217" calcext:value-type="float">
            <text:p>3217</text:p>
          </table:table-cell>
          <table:table-cell table:style-name="ce11" table:formula="of:=SUM([.C9:.C76])" office:value-type="float" office:value="39" calcext:value-type="float">
            <text:p>39</text:p>
          </table:table-cell>
          <table:table-cell table:style-name="ce11" table:formula="of:=SUM([.D9:.D76])" office:value-type="float" office:value="12" calcext:value-type="float">
            <text:p>12</text:p>
          </table:table-cell>
          <table:table-cell table:style-name="ce11" table:formula="of:=SUM([.E9:.E76])" office:value-type="float" office:value="11" calcext:value-type="float">
            <text:p>11</text:p>
          </table:table-cell>
          <table:table-cell table:style-name="ce14" table:formula="of:=ROUND(([.B5]-[.C5])/[.B5]; 4)" office:value-type="percentage" office:value="0.9879" calcext:value-type="percentage">
            <text:p>98.79%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6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7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3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TC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8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8" office:value-type="string" calcext:value-type="string">
            <text:p>TC: enumeration of optional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ConcreteSyntaxTests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19"/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0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InterpolationTest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21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angeTest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string" calcext:value-type="string">
            <text:p>Some 1. == 1.0 comparisons fail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MatchTests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0" office:value-type="string" calcext:value-type="string">
            <text:p>COMP: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 on string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s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x TODO for more test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Location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5" office:value-type="string" calcext:value-type="string">
            <text:p>TC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Memoiz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Nod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lang/csv/CSVIOTests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lang/json/JSONIOTest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Test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od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alueIOTests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Compiler: nosuchkey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APIGen</text:p>
          </table:table-cell>
          <table:table-cell table:style-name="ce4" table:number-columns-repeated="1023"/>
        </table:table-row>
        <table:table-row table:style-name="ro1">
          <table:table-cell table:style-name="ce7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Highligh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LOC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Reflective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1">
          <table:table-cell table:style-name="ce21" office:value-type="string" calcext:value-type="string">
            <text:p>TESTS RUN AT $2014-08-31T14:27:26.194+01:00$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DataTypeTests.rsc|: 698 tests executed; 2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: 335 tests executed; 0 failed; 3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: 25 tests executed; 1 failed; 4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Equality.rsc|: 5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IO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Locations.rsc|: 2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: 10 tests executed; 7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Relations.rsc|: 19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: 30 tests executed; 9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istTests.rsc|: 127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ValueIOTests.rsc|: 43 tests executed; 1 failed; 1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SyntaxTests1.rsc|(716,98,&lt;29,0&gt;,&lt;29,98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ncreteSyntaxTests1.rsc|(621,93,&lt;27,0&gt;,&lt;27,93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DataTypeTests.rsc|(11335,52,&lt;331,0&gt;,&lt;331,5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DataTypeTests.rsc|(11279,55,&lt;330,0&gt;,&lt;330,55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723,44,&lt;44,0&gt;,&lt;44,44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9985,108,&lt;255,0&gt;,&lt;255,108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9879,105,&lt;254,0&gt;,&lt;254,105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9463,112,&lt;247,0&gt;,&lt;247,11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9353,109,&lt;246,0&gt;,&lt;246,109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961,82,&lt;239,0&gt;,&lt;239,8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887,73,&lt;238,0&gt;,&lt;238,73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581,72,&lt;231,0&gt;,&lt;231,7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513,67,&lt;230,0&gt;,&lt;230,67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223,79,&lt;223,0&gt;,&lt;223,79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VisitTests.rsc|(8149,73,&lt;222,0&gt;,&lt;222,73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877,128,&lt;47,0&gt;,&lt;50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709,166,&lt;41,0&gt;,&lt;45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599,108,&lt;36,0&gt;,&lt;39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493,105,&lt;32,0&gt;,&lt;35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405,86,&lt;27,0&gt;,&lt;30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299,104,&lt;22,0&gt;,&lt;25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atching.rsc|(218,79,&lt;17,0&gt;,&lt;20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Memoization.rsc|(450,183,&lt;26,0&gt;,&lt;35,1&gt;): FALSE test fails for arguments: {"",0.22453120536642113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basic/Relations.rsc|(846,178,&lt;26,0&gt;,&lt;29,47&gt;): FALSE test fails for arguments: {&lt;{},$1326-06-19T17:06:59.752+01:00$,""(-896726608r2070591287)&gt;,&lt;{""(),"r9Q"(1461224213r156511702)},$3667-11-21T14:05:32.462+01:00$,"1BI"()&gt;}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2135,45,&lt;55,0&gt;,&lt;55,45&gt;): FALSE test fails for arguments: [|tmp:///1jg2/|,|tmp:///E|]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2082,51,&lt;53,0&gt;,&lt;53,51&gt;): FALSE Internal compiler error: Instruction execution: instruction: LOADVAR 0, 0; message: nullnulltest fails for arguments: rec2(f2(-1008684692,"㾦"),f2(-2096379919)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2030,51,&lt;52,0&gt;,&lt;52,51&gt;): FALSE Internal compiler error: Instruction execution: instruction: LOADVAR 0, 0; message: nullnulltest fails for arguments: rec1(rec1(f1(-54602562),f1(-1677654139,"NrCH")),rec1(f1(1046842268),f1(87633787))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978,50,&lt;50,0&gt;,&lt;50,50&gt;): FALSE test fails for arguments: "RUMs"([(true:|tmp:///V|),(),()],(|tmp:///WpA/hn7|:{1981791282}),[0.6765584679312149]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657,47,&lt;44,0&gt;,&lt;44,47&gt;): FALSE test fails for arguments: |tmp:///4/4GX/o2m/|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312,51,&lt;34,0&gt;,&lt;34,51&gt;): FALSE Internal compiler error: Instruction execution: instruction: LOADVAR 0, 0; message: nullnulltest fails for arguments: f2(1905401427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260,51,&lt;33,0&gt;,&lt;33,51&gt;): FALSE Internal compiler error: Instruction execution: instruction: LOADVAR 0, 0; message: nullnulltest fails for arguments: rec1(f1(-2002991012,""),f1(2008921213,"k§«")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1208,50,&lt;31,0&gt;,&lt;31,50&gt;): FALSE test fails for arguments: "⤵䖽"({},"q",({}:(():|tmp:///|)),0.7277759930052403)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json/JSONIOTests.rsc|(887,47,&lt;25,0&gt;,&lt;25,47&gt;): FALSE test fails for arguments: |tmp:///be/B0|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ValueIOTests.rsc|(1832,95,&lt;55,0&gt;,&lt;55,95&gt;): FALSE Internal compiler error: Instruction execution: instruction: LOADVAR 0, 0; message: nullnull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2054,80,&lt;49,0&gt;,&lt;49,8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979,73,&lt;48,0&gt;,&lt;48,73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894,83,&lt;47,0&gt;,&lt;47,83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angeTests.rsc|(1814,78,&lt;46,0&gt;,&lt;46,7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: 3156 tests executed; 34 failed; 12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CallTests.rsc|: Module contains errors!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functionality/FunctionCompositionTests.rsc|: Java("CompilerError","Internal compiler error: In function lang::rascal::tests::functionality::FunctionCompositionTests/composedOverloadedFunctions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rascal:///lang/rascal/tests/library/lang/csv/CSVIOTests.rsc|: Module contains errors!</text:p>
          </table:table-cell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29"/>
        <table:table-column table:style-name="co4" table:number-columns-repeated="1023" table:default-cell-style-name="ce29"/>
        <table:table-row table:style-name="ro1">
          <table:table-cell table:style-name="ce23" office:value-type="string" calcext:value-type="string">
            <text:p>File</text:p>
          </table:table-cell>
          <table:table-cell table:style-name="ce36"/>
          <table:table-cell table:style-name="ce36" office:value-type="string" calcext:value-type="string">
            <text:p>Remarks</text:p>
          </table:table-cell>
          <table:table-cell table:style-name="ce36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analysis::formalconcepts::FCA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graphs::Graph <text:s text:c="3"/>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graphs::LabeledGraph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analysis::linearprogramming::LinearProgramming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analysis::m3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Cor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Registry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TypeSymbo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analysis::statistics::Correlatio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Descriptiv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Frequency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Inferenc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SimpleRegression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basic::Ackerman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ottl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ubbl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ubble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actorial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actorial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izzBuzz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Hello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Quin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Squares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1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2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3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WordCoun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all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oloredTre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ountConstructor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rawl</text:p>
          </table:table-cell>
          <table:table-cell table:style-name="ce30" table:number-columns-repeated="1023"/>
        </table:table-row>
        <table:table-row table:style-name="ro1">
          <table:table-cell table:style-name="ce27" office:value-type="string" calcext:value-type="string">
            <text:p>demo::common::Cycl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Derivativ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Lif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Lift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StringTemplat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StringTemplate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Tran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Replacemen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Replacement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Exp::Abstract::Eva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Exp::Combined::Automatic::Eval</text:p>
          </table:table-cell>
          <table:table-cell table:style-name="ce31"/>
          <table:table-cell table:style-name="ce31" office:value-type="string" calcext:value-type="string">
            <text:p>#49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demo::lang::Exp::Combined::Manual::Eval</text:p>
          </table:table-cell>
          <table:table-cell table:style-name="ce31"/>
          <table:table-cell table:style-name="ce31" office:value-type="string" calcext:value-type="string">
            <text:p>#493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demo::lang::Exp::Concrete::NoLayout::Eval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Exp::Concrete::WithLayout::Eva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8" office:value-type="string" calcext:value-type="string">
            <text:p>demo::lang::Func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0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1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2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3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Func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Lisra::Eval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ars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Lisra::Pretty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Runtim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Lisra::Syntax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Lisra::Test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lang::MissGrant::AST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CheckControll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DesugarResetEvents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Implod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MissGrant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Outlin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MissGrant::ParallelMerg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Pars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Step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MissGrant::ToDo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ToMethod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Object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Relatio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Switch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Pico::Compil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ControlFlow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Eval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Typecheck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Uninit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UseDef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Visualize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turing::l1::ast::Loa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ast::Turing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1::cs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Syntax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turing::l1::interpreter::Interpreter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ast::Loa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Turing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turing::l2::check::Check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cs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Syntax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desugar::Desuga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format::Forma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vis::Higher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vis::Logo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vis::VisADT</text:p>
          </table:table-cell>
          <table:table-cell table:style-name="ce31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experiments::Compiler::RVM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experiments::Compiler::muRascal::AST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30" office:value-type="string" calcext:value-type="string">
            <text:p>experiments::Compiler::muRascal2RVM::PeepHol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experiments::Compiler::muRascal2RVM::RascalReifiedTypes</text:p>
          </table:table-cell>
          <table:table-cell table:style-name="ce31"/>
          <table:table-cell table:style-name="ce31" office:value-type="string" calcext:value-type="string">
            <text:p>Errors in Rascal grammar Rascal.rsc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experiments::Compiler::muRascal2RVM::ReifiedTypes</text:p>
          </table:table-cell>
          <table:table-cell table:style-name="ce31"/>
          <table:table-cell table:style-name="ce31" office:value-type="string" calcext:value-type="string">
            <text:p>Ditto + checkType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StackSiz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ToplevelTyp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experiments::Compiler::muRascal2RVM::mu2rvm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lang::rascal::doc::Document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lang::rascal::doc::HTMLIsland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lang::rascal::doc::LatexIsland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lang::rascal::doc::ToHTML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doc::ToLatex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2">
          <table:table-cell table:style-name="ce32"/>
          <table:table-cell table:number-columns-repeated="1023"/>
        </table:table-row>
        <table:table-row table:style-name="ro1">
          <table:table-cell table:style-name="ce25" office:value-type="string" calcext:value-type="string">
            <text:p>lang::rascal::grammar::analyze::DefUse</text:p>
          </table:table-cell>
          <table:table-cell table:style-name="ce31"/>
          <table:table-cell table:style-name="ce31" office:value-type="string" calcext:value-type="string">
            <text:p>Type error in ParseTree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grammar::analyze::Dependency</text:p>
          </table:table-cell>
          <table:table-cell table:style-name="ce31"/>
          <table:table-cell table:style-name="ce31" office:value-type="string" calcext:value-type="string">
            <text:p>Ditto</text:p>
          </table:table-cell>
          <table:table-cell table:style-name="ce31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lang::rascal::scaffold::GenOperators</text:p>
          </table:table-cell>
          <table:table-cell table:style-name="ce31"/>
          <table:table-cell table:style-name="ce31" office:value-type="string" calcext:value-type="string">
            <text:p>TypeUtils Nosuchkey</text:p>
          </table:table-cell>
          <table:table-cell table:style-name="ce31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lang::rascal::syntax::Rascal</text:p>
          </table:table-cell>
          <table:table-cell table:style-name="ce30"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syntax::tests::ConcreteSyntax</text:p>
          </table:table-cell>
          <table:table-cell table:style-name="ce30" table:number-columns-repeated="1023"/>
        </table:table-row>
        <table:table-row table:style-name="ro1">
          <table:table-cell table:style-name="ce34" office:value-type="string" calcext:value-type="string">
            <text:p>lang::rascal::syntax::tests::ExpressionGrammars</text:p>
          </table:table-cell>
          <table:table-cell table:style-name="ce30" table:number-columns-repeated="1023"/>
        </table:table-row>
        <table:table-row table:style-name="ro1">
          <table:table-cell table:style-name="ce35" office:value-type="string" calcext:value-type="string">
            <text:p>lang::rascal::syntax::tests::ImplodeTestGrammar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ImplodeTests</text:p>
          </table:table-cell>
          <table:table-cell table:style-name="ce31"/>
          <table:table-cell table:style-name="ce31" office:value-type="string" calcext:value-type="string">
            <text:p>ditto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KnownIssues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ParsingRegressionTests</text:p>
          </table:table-cell>
          <table:table-cell table:style-name="ce31"/>
          <table:table-cell table:style-name="ce31" office:value-type="string" calcext:value-type="string">
            <text:p>Type error in ParseTree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PreBootstrap</text:p>
          </table:table-cell>
          <table:table-cell table:style-name="ce31"/>
          <table:table-cell table:style-name="ce31" office:value-type="string" calcext:value-type="string">
            <text:p>TypeUtils Nosuchkey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syntax::tests::SolvedIssues</text:p>
          </table:table-cell>
          <table:table-cell table:style-name="ce31"/>
          <table:table-cell table:style-name="ce31" office:value-type="string" calcext:value-type="string">
            <text:p>Multiple constructors in Type.rsc</text:p>
          </table:table-cell>
          <table:table-cell table:style-name="ce31" table:number-columns-repeated="1021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1" office:value-type="string" calcext:value-type="string">
            <text:p>lang::rascal::types::AbstractKind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AbstractName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AbstractType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CheckTypes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ConvertTyp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estChecker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Exceptions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Instantiation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Signature</text:p>
          </table:table-cell>
          <table:table-cell table:style-name="ce31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4" table:number-columns-repeated="1019" table:default-cell-style-name="ce44"/>
        <table:table-row table:style-name="ro1">
          <table:table-cell table:style-name="ce38" office:value-type="string" calcext:value-type="string">
            <text:p>Status of source code of all tests</text:p>
          </table:table-cell>
          <table:table-cell table:style-name="ce45" office:value-type="string" calcext:value-type="string">
            <text:p>TC= type checker</text:p>
          </table:table-cell>
          <table:table-cell table:style-name="ce45" office:value-type="string" calcext:value-type="string">
            <text:p>CMP=compiler</text:p>
          </table:table-cell>
          <table:table-cell table:style-name="ce45" office:value-type="string" calcext:value-type="string">
            <text:p><text:span text:style-name="T1">TCTests</text:span></text:p>
          </table:table-cell>
          <table:table-cell table:style-name="ce47" table:number-columns-repeated="1020"/>
        </table:table-row>
        <table:table-row table:style-name="ro1">
          <table:table-cell table:style-name="ce38"/>
          <table:table-cell table:style-name="ce45" table:number-columns-repeated="3"/>
          <table:table-cell table:style-name="ce47" table:number-columns-repeated="1020"/>
        </table:table-row>
        <table:table-row table:style-name="ro1">
          <table:table-cell table:style-name="ce39" office:value-type="string" calcext:value-type="string">
            <text:p>Used during clean-up of tests, this has been completed</text:p>
          </table:table-cell>
          <table:table-cell table:style-name="ce46" table:number-columns-repeated="3"/>
          <table:table-cell table:style-name="ce51" table:number-columns-repeated="1020"/>
        </table:table-row>
        <table:table-row table:style-name="ro1">
          <table:table-cell table:style-name="ce38"/>
          <table:table-cell table:style-name="ce45" table:number-columns-repeated="3"/>
          <table:table-cell table:style-name="ce47" table:number-columns-repeated="1020"/>
        </table:table-row>
        <table:table-row table:style-name="ro1">
          <table:table-cell table:style-name="ce40" office:value-type="string" calcext:value-type="string">
            <text:p>Goal: no commented out tests; good formatting</text:p>
          </table:table-cell>
          <table:table-cell table:style-name="ce47" table:number-columns-repeated="1023"/>
        </table:table-row>
        <table:table-row table:style-name="ro1">
          <table:table-cell table:style-name="ce41"/>
          <table:table-cell table:style-name="ce47" table:number-columns-repeated="1023"/>
        </table:table-row>
        <table:table-row table:style-name="ro1">
          <table:table-cell table:style-name="ce40" office:value-type="string" calcext:value-type="string">
            <text:p>Green only means: clean-up done</text:p>
          </table:table-cell>
          <table:table-cell table:style-name="ce45" table:number-columns-repeated="1023"/>
        </table:table-row>
        <table:table-row table:style-name="ro1">
          <table:table-cell table:style-name="ce40" office:value-type="string" calcext:value-type="string">
            <text:p>but may contain TODOs and tests may fail</text:p>
          </table:table-cell>
          <table:table-cell table:style-name="ce45" table:number-columns-repeated="1023"/>
        </table:table-row>
        <table:table-row table:style-name="ro1">
          <table:table-cell table:style-name="ce38"/>
          <table:table-cell table:style-name="ce47" table:number-columns-repeated="1023"/>
        </table:table-row>
        <table:table-row table:style-name="ro1">
          <table:table-cell table:style-name="ce41" office:value-type="string" calcext:value-type="string">
            <text:p>Runtime test</text:p>
          </table:table-cell>
          <table:table-cell table:style-name="ce47" office:value-type="string" calcext:value-type="string">
            <text:p>Clean up done?</text:p>
          </table:table-cell>
          <table:table-cell table:style-name="ce47" office:value-type="string" calcext:value-type="string">
            <text:p>Notes</text:p>
          </table:table-cell>
          <table:table-cell table:style-name="ce47" office:value-type="string" calcext:value-type="string">
            <text:p>Static test exists?</text:p>
          </table:table-cell>
          <table:table-cell table:style-name="ce47" office:value-type="string" calcext:value-type="string">
            <text:p>Clean up done?</text:p>
          </table:table-cell>
          <table:table-cell table:style-name="ce47" table:number-columns-repeated="1019"/>
        </table:table-row>
        <table:table-row table:style-name="ro1">
          <table:table-cell table:style-name="ce15"/>
          <table:table-cell table:style-name="ce48" office:value-type="string" calcext:value-type="string">
            <text:p>(!= all tests pass)</text:p>
          </table:table-cell>
          <table:table-cell table:style-name="ce48" table:number-columns-repeated="2"/>
          <table:table-cell table:style-name="ce48" office:value-type="string" calcext:value-type="string">
            <text:p>(!= all tests pass)</text:p>
          </table:table-cell>
          <table:table-cell table:style-name="ce48" table:number-columns-repeated="1019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 office:value-type="string" calcext:value-type="string">
            <text:p>functionality/Accumulating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lias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nnotationTests.rsc</text:p>
          </table:table-cell>
          <table:table-cell table:style-name="ce49"/>
          <table:table-cell table:style-name="Default"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ssignmen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BackTrack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CallTests.rsc</text:p>
          </table:table-cell>
          <table:table-cell table:style-name="ce49"/>
          <table:table-cell table:style-name="Default"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Comprehens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ConcretePatternTests1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ConcretePatternTests2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DataDeclara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DataTypeTests.rsc</text:p>
          </table:table-cell>
          <table:table-cell table:style-name="ce49"/>
          <table:table-cell office:value-type="string" calcext:value-type="string">
            <text:p><text:s/>INTERSECT</text:p>
          </table:table-cell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Declara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FunctionCompositionTests.rsc</text:p>
          </table:table-cell>
          <table:table-cell table:style-name="ce49"/>
          <table:table-cell/>
          <table:table-cell table:style-name="ce49"/>
          <table:table-cell table:number-columns-repeated="1020"/>
        </table:table-row>
        <table:table-row table:style-name="ro1">
          <table:table-cell table:style-name="ce42" office:value-type="string" calcext:value-type="string">
            <text:p>functionality/Patter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PatternTestsList3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PatternTestsDescendant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Projec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Range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Reduc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RegExp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cope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tatemen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ubscrip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Visi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Backtrack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Boolea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Equality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Integer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IO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stRela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Map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Matching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Nod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Rela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e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olvedIssu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tring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tr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Tupl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Boolean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Graph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Integ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ListTests.rsc</text:p>
          </table:table-cell>
          <table:table-cell table:style-name="ce49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ibrary/Map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Math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Numb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Relation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Set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StringTests.rsc</text:p>
          </table:table-cell>
          <table:table-cell table:style-name="ce49"/>
          <table:table-cell table:number-columns-repeated="1022"/>
        </table:table-row>
        <table:table-row table:style-name="ro1" table:number-rows-repeated="3">
          <table:table-cell table:style-name="ce4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 style:data-style-name="N2" text:time-value="15:10:16.7874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8-31T15:09:55.883560000</dc:date>
    <meta:editing-duration>P29DT2H32M11S</meta:editing-duration>
    <meta:editing-cycles>93</meta:editing-cycles>
    <meta:generator>LibreOffice/4.2.5.2$MacOSX_x86 LibreOffice_project/61cb170a04bb1f12e77c884eab9192be736ec5f5</meta:generator>
    <meta:document-statistic meta:table-count="5" meta:cell-count="594" meta:object-count="0"/>
  </office:meta>
</office:document-meta>
</file>